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1c3c" officeooo:paragraph-rsid="00069f24"/>
    </style:style>
    <style:style style:name="P2" style:family="paragraph" style:parent-style-name="Standard">
      <style:text-properties officeooo:rsid="00051c3c" officeooo:paragraph-rsid="00097190"/>
    </style:style>
    <style:style style:name="P3" style:family="paragraph" style:parent-style-name="Standard">
      <style:text-properties officeooo:rsid="00051c3c" officeooo:paragraph-rsid="000df402"/>
    </style:style>
    <style:style style:name="P4" style:family="paragraph" style:parent-style-name="Standard">
      <style:text-properties officeooo:rsid="00051c3c" officeooo:paragraph-rsid="000e4353"/>
    </style:style>
    <style:style style:name="P5" style:family="paragraph" style:parent-style-name="Standard">
      <style:text-properties officeooo:rsid="00069f24" officeooo:paragraph-rsid="00069f24"/>
    </style:style>
    <style:style style:name="P6" style:family="paragraph" style:parent-style-name="Standard">
      <style:text-properties officeooo:rsid="00069f24" officeooo:paragraph-rsid="00097190"/>
    </style:style>
    <style:style style:name="P7" style:family="paragraph" style:parent-style-name="Standard">
      <style:text-properties officeooo:rsid="00069f24" officeooo:paragraph-rsid="000a4962"/>
    </style:style>
    <style:style style:name="P8" style:family="paragraph" style:parent-style-name="Standard">
      <style:text-properties officeooo:rsid="00069f24" officeooo:paragraph-rsid="000fd272"/>
    </style:style>
    <style:style style:name="P9" style:family="paragraph" style:parent-style-name="Standard">
      <style:text-properties officeooo:rsid="00084283" officeooo:paragraph-rsid="00084283"/>
    </style:style>
    <style:style style:name="P10" style:family="paragraph" style:parent-style-name="Standard">
      <style:text-properties officeooo:rsid="00097190" officeooo:paragraph-rsid="00097190"/>
    </style:style>
    <style:style style:name="P11" style:family="paragraph" style:parent-style-name="Standard">
      <style:text-properties officeooo:rsid="000b7f91" officeooo:paragraph-rsid="000b7f91"/>
    </style:style>
    <style:style style:name="P12" style:family="paragraph" style:parent-style-name="Standard">
      <style:text-properties officeooo:rsid="000b7f91" officeooo:paragraph-rsid="000d276a"/>
    </style:style>
    <style:style style:name="P13" style:family="paragraph" style:parent-style-name="Standard">
      <style:text-properties officeooo:rsid="000b7f91" officeooo:paragraph-rsid="00114a19"/>
    </style:style>
    <style:style style:name="P14" style:family="paragraph" style:parent-style-name="Standard">
      <style:text-properties officeooo:rsid="000b7f91" officeooo:paragraph-rsid="00150a77"/>
    </style:style>
    <style:style style:name="P15" style:family="paragraph" style:parent-style-name="Standard">
      <style:text-properties officeooo:rsid="000b7f91" officeooo:paragraph-rsid="0015fd43"/>
    </style:style>
    <style:style style:name="P16" style:family="paragraph" style:parent-style-name="Standard">
      <style:text-properties officeooo:rsid="000b7f91" officeooo:paragraph-rsid="001651cd"/>
    </style:style>
    <style:style style:name="P17" style:family="paragraph" style:parent-style-name="Standard">
      <style:text-properties officeooo:rsid="000b7f91" officeooo:paragraph-rsid="0016a2ef"/>
    </style:style>
    <style:style style:name="P18" style:family="paragraph" style:parent-style-name="Standard">
      <style:text-properties officeooo:rsid="000df402" officeooo:paragraph-rsid="000df402" fo:background-color="transparent"/>
    </style:style>
    <style:style style:name="T1" style:family="text">
      <style:text-properties officeooo:rsid="00069f24"/>
    </style:style>
    <style:style style:name="T2" style:family="text">
      <style:text-properties officeooo:rsid="00074d3c"/>
    </style:style>
    <style:style style:name="T3" style:family="text">
      <style:text-properties officeooo:rsid="0008a0ca"/>
    </style:style>
    <style:style style:name="T4" style:family="text">
      <style:text-properties officeooo:rsid="00097190"/>
    </style:style>
    <style:style style:name="T5" style:family="text">
      <style:text-properties officeooo:rsid="000a4962"/>
    </style:style>
    <style:style style:name="T6" style:family="text">
      <style:text-properties officeooo:rsid="00097190" fo:background-color="#fff200" loext:char-shading-value="0"/>
    </style:style>
    <style:style style:name="T7" style:family="text">
      <style:text-properties officeooo:rsid="000b7f91"/>
    </style:style>
    <style:style style:name="T8" style:family="text">
      <style:text-properties officeooo:rsid="000d276a"/>
    </style:style>
    <style:style style:name="T9" style:family="text">
      <style:text-properties officeooo:rsid="000df402"/>
    </style:style>
    <style:style style:name="T10" style:family="text">
      <style:text-properties officeooo:rsid="000e2f73"/>
    </style:style>
    <style:style style:name="T11" style:family="text">
      <style:text-properties officeooo:rsid="000e4353"/>
    </style:style>
    <style:style style:name="T12" style:family="text">
      <style:text-properties officeooo:rsid="00114a19"/>
    </style:style>
    <style:style style:name="T13" style:family="text">
      <style:text-properties officeooo:rsid="00131901"/>
    </style:style>
    <style:style style:name="T14" style:family="text">
      <style:text-properties officeooo:rsid="00150a77"/>
    </style:style>
    <style:style style:name="T15" style:family="text">
      <style:text-properties fo:font-style="italic" officeooo:rsid="00131901" style:font-style-asian="italic" style:font-style-complex="italic"/>
    </style:style>
    <style:style style:name="T16" style:family="text">
      <style:text-properties officeooo:rsid="0016a2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3 – </text:span>Metodologia <text:span text:style-name="T12">Webapp</text:span></text:p>
      <text:p text:style-name="P1"/>
      <text:p text:style-name="P1"><text:tab/><text:span text:style-name="T13">A plataforma on-line proposta será um webapp com 3 diferentes tipos de tecnologia a serem aplicadas. Esta será construída de forma personalizada levando como base a linguagem Ruby on Rails e utilizará a biblioteca de código aberto do Java Script, React, para efeitos de animação do site.</text:span></text:p>
      <text:p text:style-name="P1"/>
      <text:p text:style-name="P13"><text:tab/>3.<text:span text:style-name="T12">1</text:span> – <text:span text:style-name="T14">Páginas e Mapa Interativo com revisão dos modais existentes ao longo do mundo</text:span></text:p>
      <text:p text:style-name="P13"/>
      <text:p text:style-name="P16"><text:tab/><text:span text:style-name="T13">Ao fim da primeira etapa do projeto, no sexto mês, é prevista a finalização da revisão de políticas internacionais que priorizam modais menos carbono intensivos. Nesta revisão, serão colhidas expreriências nacionais e internacionais de sucesso e fracasso, que servirão de base na avaliação das políticas movidas nestas regiões. </text:span></text:p>
      <text:p text:style-name="P16"/>
      <text:p text:style-name="P16"><text:span text:style-name="T13"><text:tab/>O quantitativo de modais alternativos existentes nos países, assim como a avaliação individual de suas políticas, serão sintetizadas, e publicadas em páginas individuais do webapp proposto. Haverá uma seção “países”, que terá um </text:span><text:span text:style-name="T15">dropdown</text:span><text:span text:style-name="T13"> mostrando a possibilidade de consulta ao conteúdo de qualquer um dos países revisados. Este dropdown com os nomes dos países levará a páginas individuais de conteúdo de cada um deles. Estas páginas possuirão: caixas de texto com um resumo de suas principais práticas adotadas, efeitos de animação para ilustrar a condição do país e botões de download de arquivos para que a versão completa da revisão possa ser baixada pelo usuário.</text:span></text:p>
      <text:p text:style-name="P14"/>
      <text:p text:style-name="P15"><text:span text:style-name="T13"><text:tab/>De forma análoga, a informação revisada também servirá para alimentar um mapa interativo. Neste mapa, os países pesquisados terão um destaque. Ao passar o mouse em cima dos países, aparecerá um pop-up ativado por um hovr, que apresentará informações básicas sobre os modais alternativos existentes. Este pop-up terá um hiperlink associado, que uma vez clicado direcionará o usuário para a página do país em questão. </text:span></text:p>
      <text:p text:style-name="P15"/>
      <text:p text:style-name="P17"><text:span text:style-name="T13"><text:tab/>Durante a primeira etapa também serão construídas as páginas “início” e “metodologia” que possuirão banners, caixas de texto, e hiperlinks para possibilitar o usuário a ter acesso as informações de forma clara, direcioná-lo a conteúdos relevantes e possibilitá-lo realizar downloads dos arquivos. Na página inicial haverá também a presença de um carrossel com cards que tragam as informações de matérias atuais e relevantes a temática em questão, com hiperlinks que direcionem o usuário a essas matérias.</text:span></text:p>
      <text:p text:style-name="P17"/>
      <text:p text:style-name="P17"><text:span text:style-name="T13"><text:tab/>3.2 – Página de publicações com acesso especial a usuário restrito</text:span></text:p>
      <text:p text:style-name="P17"/>
      <text:p text:style-name="P17"><text:tab/><text:span text:style-name="T16">Ao decorrer da segunda etapa do projeto, em que já haverão documentos e publicações relevantes ao tema, será criada uma página formada por cards horizontais que tragam a titulação e a descrição básica das publicações associadas. Ao clicar nestes cards o usuário será enviado para a página da publicação que terá o seu resumo e uma opção de download do material selecionado.</text:span></text:p>
      <text:p text:style-name="P17"/>
      <text:p text:style-name="P17"><text:tab/><text:span text:style-name="T16">Esta seção também terá um conteúdo oculto a usuários convencionais, que será aberto apenas a policy makers mediante a utilização de usuário e senha. A permissão de usuário, sua nomenclatura e senha só poderão ser definidos pelo administrador do site. </text:span></text:p>
      <text:p text:style-name="P17"><text:span text:style-name="T13"><text:s text:c="2"/></text:span></text:p>
      <text:p text:style-name="P1"/>
      <text:p text:style-name="P1"/>
      <text:p text:style-name="P11"><text:tab/>3.3 – Ferramenta de simulção de emissões por parte do usuário</text:p>
      <text:p text:style-name="P11"><text:tab/></text:p>
      <text:p text:style-name="P12"><text:soft-page-break/><text:tab/>Em sua terceira etapa, o projeto adicionará ao seu conteúdo on-line uma ferramenta que possibilitará os usuários realizarem simulações de trajetos utilizando todos os modais existentes e aqueles sugeridos em cenários construídos neste estudo. Desta forma, com base n<text:span text:style-name="T8">os modais indicados nas</text:span> revisões das literaturas internacionais <text:span text:style-name="T8">e restrições dadas as suas possíveis localizações e movimentação, calcularemos os trajetos ideiais com base na kilometragem, tempo e pegada ecológica do seu tranporte.</text:span></text:p>
      <text:p text:style-name="P12"><text:s text:c="2"/></text:p>
      <text:p text:style-name="P5"><text:span text:style-name="T10"><text:tab/>3.3.1 - </text:span>Trajeto</text:p>
      <text:p text:style-name="P5"/>
      <text:p text:style-name="P6"><text:tab/>O webapp <text:span text:style-name="T2">terá um formulário</text:span> para propiciar ao usuário a opção de escolher o seu ponto de partida e o seu destino <text:span text:style-name="T2">final</text:span>. <text:span text:style-name="T2">Os dados inseridos nestes campos serão utilizados para realizar </text:span>consultas a API do Google Maps. <text:span text:style-name="T2">Esta consulta</text:span> retorna<text:span text:style-name="T2">rá a resposta dos diferentes trajetos possíveis de acordo com os modais de transporte existentes na região. A partir desta consulta serão importados os dados de kilometragem e tempo de cada uma das trajetórias ótimas disponibilizadas pela consulta a API.</text:span></text:p>
      <text:p text:style-name="P6"><text:span text:style-name="T2"><text:s/></text:span></text:p>
      <text:p text:style-name="P9"><text:span text:style-name="T10"><text:tab/>3.3.2 - </text:span>Pegada Ecológica</text:p>
      <text:p text:style-name="P9"/>
      <text:p text:style-name="P9"><text:tab/>O cálculo da pegada ecológica do transporte do usuário será efetuado com base em dados de consumo médio de km/l multiplicado pelo potencial <text:span text:style-name="T3">de emissão de CO2eq. + diferença do tempo do translado com ausência de transito e na presença de transito multiplicado pelo consumo do veículo sem deslocamento.</text:span></text:p>
      <text:p text:style-name="P10"/>
      <text:p text:style-name="P10">Fórmula</text:p>
      <text:p text:style-name="P10"/>
      <text:p text:style-name="P2"><text:tab/>As simulações de dim<text:span text:style-name="T4">i</text:span>nuição de emissões conforme a substituição de modais tradicionais pela adoção dos modais menos carbono intensivos será guiada <text:span text:style-name="T3">através da diferença de pegada ecológica calculada ao se utilizar um modal menos carbono intensivo em relação a modais tradicionais</text:span>.</text:p>
      <text:p text:style-name="P10"/>
      <text:p text:style-name="P10">Fórmula</text:p>
      <text:p text:style-name="P10"/>
      <text:p text:style-name="P3"><text:tab/>Os modais convencionais <text:span text:style-name="T1">considerados neste estudo</text:span>, são: <text:span text:style-name="T1">ô</text:span>nibus, <text:span text:style-name="T1">c</text:span>arro, <text:span text:style-name="T1">t</text:span>r<text:span text:style-name="T8">ê</text:span>m, <text:span text:style-name="T1">m</text:span>etrô <text:span text:style-name="T8">e</text:span> <text:span text:style-name="T1">b</text:span>arcas. <text:span text:style-name="T8">Os dados das trajetórias, da kilometragem percorrida e do tempo utilizado <text:s/>pelo deslocamento simulado pelo usuário no momento da consulta serão importados através da ferramenta Directions Advanced do Google Maps1.(Google, 2020) </text:span></text:p>
      <text:p text:style-name="P3"><text:tab/><text:span text:style-name="T9">1- De acordo com o fornecedor a ferramenta Directions Advanced, fornece rotas para transporte público, bicicleta, carro ou a pé e calcula os tempos de deslocamentos atuais ou futuros com base no transito em tempo real.</text:span></text:p>
      <text:p text:style-name="P3"/>
      <text:p text:style-name="P3"><text:tab/><text:span text:style-name="T9">Os dados referentes a km/l de cada um dos combustíveis abordados serão retirados (referência)</text:span></text:p>
      <text:p text:style-name="P3"/>
      <text:p text:style-name="P3"><text:tab/><text:span text:style-name="T10">Os dados referentes a consumo no engarrafamento serão calculados com base ...referência)</text:span></text:p>
      <text:p text:style-name="P3"/>
      <text:p text:style-name="P3"/>
      <text:p text:style-name="P1"/>
      <text:p text:style-name="P4"><text:tab/><text:span text:style-name="T11">As pegadas ecológicas dos</text:span> modais menos carbono intensivos, <text:span text:style-name="T10">uma vez que não possuem base de dados de funcionamento dinâmico, serão calculadas através de proxys. <text:s/>O estudo levará em consideração 5 modais alternativos, sendo eles</text:span>: <text:span text:style-name="T1">Ônibus elétrico, carro elétrico, bicicleta, patinete elétrico e VLT.</text:span></text:p>
      <text:p text:style-name="P4"/>
      <text:p text:style-name="P4"><text:soft-page-break/><text:tab/><text:span text:style-name="T11">O Cálculo da da emissão dos ônibus e carros elétricos se dará com base nos dados obtidos em seus modais convencionais. O trajeto e o tempo de transporte considerados serão os mesmos. O cálcuo da diferença de emissões se dará pela diferença de CO2eq. dos combustíveis utilizado nos modais e seu consumo por litro ou kwh.</text:span> </text:p>
      <text:p text:style-name="P1"/>
      <text:p text:style-name="P8"><text:tab/><text:span text:style-name="T11">A opção de bicicletas e patinetes elétricos será inserida no modelo através da simulação de pontos de coleta e entrega desses modais(não tenho a certeza se isso ficará perfeito,em último caso poderia se considerar que você sempre terá acesso a um desses modais por perto). <text:s/>Tendo em vista estas restrições, as possíveis trajetórias de transporte utilizando esses modais levará consideração as trajetórias utilizadas pelas pessoas caminhando nas ruas. Assim, serão absorvidos os dados da ferramenta de kilometragem e tempo de um usuário se deslocando a pé, da ferramenta <text:s/>Directions Advanced do Google Maps. Estes dados serão multiplicados pela pegada ecológica do modal, no caso do patinete elétrico, e pela velocidade média de deslocamento dos dois modais para simular suas economias de tempo de deslocamento e e suas emissões.</text:span></text:p>
      <text:p text:style-name="P8"/>
      <text:p text:style-name="P8"><text:span text:style-name="T11"><text:tab/>Para a simulação de transportes via VLT, será utilizado o plano diretor da cidade de Niterói que prevê até 2033 a construção desta malha viária. Assim, levaremos em consideração as provaveis localidades dessas estações(referência plano cidade), assim como a velocidade média do modal em questão(referência). Outros cenários de alocação das estações do VLT podem ser abordados nesta proposta. <text:s text:c="2"/></text:span></text:p>
      <text:p text:style-name="P7"><text:span text:style-name="T6"/></text:p>
      <text:p text:style-name="P7"><text:span text:style-name="T6"/></text:p>
      <text:p text:style-name="P18"><text:span text:style-name="T5">R</text:span>eferências</text:p>
      <text:p text:style-name="P18"/>
      <text:p text:style-name="P18">Google, 2020 – Google Cloud – Google Maps Plataform. Disponível em: <text:a xlink:type="simple" xlink:href="https://cloud.google.com/maps-platform/pricing?hl=pt" text:style-name="Internet_20_link" text:visited-style-name="Visited_20_Internet_20_Link">https://cloud.google.com/maps-platform/pricing?hl=pt</text:a> . Consulta 31/03/20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4:23:35.021745540</meta:creation-date>
    <dc:date>2020-04-02T10:19:09.314499655</dc:date>
    <meta:editing-duration>PT49M53S</meta:editing-duration>
    <meta:editing-cycles>1</meta:editing-cycles>
    <meta:document-statistic meta:table-count="0" meta:image-count="0" meta:object-count="0" meta:page-count="3" meta:paragraph-count="33" meta:word-count="1134" meta:character-count="7422" meta:non-whitespace-character-count="6269"/>
    <meta:generator>LibreOffice/6.0.7.3$Linux_X86_64 LibreOffice_project/00m0$Build-3</meta:generator>
  </office:meta>
</office:document-meta>
</file>